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I am Ryan Alexander DeElena, son of Lisa Maureen Henderson DeElena Weidknecht, and bastard of Charles “Chuck” Anthony DeElena. I was born a US Citizen on the date November 14 of the year 1994 Anno Domini. I attended grade school in Austin, Texas under the US public education system. I attempted, but was ultimately unsuccessful at completing, an undergraduate degree.</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about simple discrete graph mappings and the multiplication of Identity Matrices to indicate Second-Degree Connections.</text:p>
      <text:p text:style-name="P1"/>
      <text:p text:style-name="P1">On November 18, 2025, I publicly declared my full intent to withdraw my affiliation from the United States Government, and to identify as a Globalist Planetarian, and a citizen of Earth.</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responsible for all the human trafficking in the last 250 years.</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somebody. </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text:soft-page-break/>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Is anarchy, autism, and atheist, just considered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ext:soft-page-break/>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On a similar note, this is also why I am a strong advocate for prison reform, down to some contexts:</text:p>
      <text:p text:style-name="P1"/>
      <text:p text:style-name="P1">Rape gets ONE DO-OVER. You are identified as a rapist in public society, and if you do it again, you're done. Executed. No return policy.</text:p>
      <text:p text:style-name="P1">Acts of assault stemming from Pedophilia is instant execution.</text:p>
      <text:p text:style-name="P1"/>
      <text:p text:style-name="P1">Violent assault is often a trauma-based response to oppression. Violent assault is considered, and rehabilitated to a mutual agreement, and fairness would suggest perhaps tending to the care of the person you injured, in gracious and communal servitude (this should be expanded upon; sort of conclusionary, revisit).</text:p>
      <text:p text:style-name="P1">Financial grift is conveniently non-existent as capitalism falls to Globalist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text:p>
      <text:p text:style-name="P1"/>
      <text:p text:style-name="P1">I shall not want.</text:p>
      <text:p text:style-name="P1"/>
      <text:p text:style-name="P1">But it's better that you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19T12:57:08.68</dc:date>
    <meta:editing-duration>PT1H58M5S</meta:editing-duration>
    <meta:editing-cycles>18</meta:editing-cycles>
    <meta:generator>OpenOffice/4.1.15$Win32 OpenOffice.org_project/4115m2$Build-9813</meta:generator>
    <meta:document-statistic meta:table-count="0" meta:image-count="0" meta:object-count="0" meta:page-count="3" meta:paragraph-count="28" meta:word-count="1800" meta:character-count="10655"/>
  </office:meta>
</office:document-meta>
</file>